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1.1374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Default Drop Rates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>
            <text:p>Rune Set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3</text:p>
          </table:table-cell>
          <table:table-cell/>
          <table:table-cell table:style-name="ce1" office:value-type="string">
            <text:p>Item1 Chance:</text:p>
          </table:table-cell>
          <table:table-cell table:style-name="ce1" office:value-type="string">
            <text:p>Item2 Chance:</text:p>
          </table:table-cell>
          <table:table-cell table:style-name="ce1" office:value-type="string">
            <text:p>Item3 Chance:</text:p>
          </table:table-cell>
        </table:table-row>
        <table:table-row table:style-name="ro1">
          <table:table-cell office:value-type="string">
            <text:p>Runes 1</text:p>
          </table:table-cell>
          <table:table-cell office:value-type="string">
            <text:p>r01</text:p>
          </table:table-cell>
          <table:table-cell office:value-type="float" office:value="3">
            <text:p>3</text:p>
          </table:table-cell>
          <table:table-cell office:value-type="string">
            <text:p>r02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Runes 2</text:p>
          </table:table-cell>
          <table:table-cell office:value-type="string">
            <text:p>r03</text:p>
          </table:table-cell>
          <table:table-cell office:value-type="float" office:value="3">
            <text:p>3</text:p>
          </table:table-cell>
          <table:table-cell office:value-type="string">
            <text:p>r04</text:p>
          </table:table-cell>
          <table:table-cell office:value-type="float" office:value="2">
            <text:p>2</text:p>
          </table:table-cell>
          <table:table-cell office:value-type="string">
            <text:p>Runes 1</text:p>
          </table:table-cell>
          <table:table-cell office:value-type="float" office:value="2">
            <text:p>2</text:p>
          </table:table-cell>
          <table:table-cell/>
          <table:table-cell table:formula="of:=[.C3]/SUM([.C3];[.E3];[.G3])" office:value-type="percentage" office:value="0.428571428571429">
            <text:p>42.8571%</text:p>
          </table:table-cell>
          <table:table-cell table:formula="of:=[.E3]/SUM([.C3];[.E3];[.G3])" office:value-type="percentage" office:value="0.285714285714286">
            <text:p>28.5714%</text:p>
          </table:table-cell>
          <table:table-cell table:formula="of:=[.G3]/SUM([.C3];[.E3];[.G3])" office:value-type="percentage" office:value="0.285714285714286">
            <text:p>28.5714%</text:p>
          </table:table-cell>
        </table:table-row>
        <table:table-row table:style-name="ro1">
          <table:table-cell office:value-type="string">
            <text:p>Runes 3</text:p>
          </table:table-cell>
          <table:table-cell office:value-type="string">
            <text:p>r05</text:p>
          </table:table-cell>
          <table:table-cell office:value-type="float" office:value="3">
            <text:p>3</text:p>
          </table:table-cell>
          <table:table-cell office:value-type="string">
            <text:p>r06</text:p>
          </table:table-cell>
          <table:table-cell office:value-type="float" office:value="2">
            <text:p>2</text:p>
          </table:table-cell>
          <table:table-cell office:value-type="string">
            <text:p>Runes 2</text:p>
          </table:table-cell>
          <table:table-cell office:value-type="float" office:value="5">
            <text:p>5</text:p>
          </table:table-cell>
          <table:table-cell/>
          <table:table-cell table:formula="of:=[.C4]/SUM([.C4];[.E4];[.G4])" office:value-type="percentage" office:value="0.3">
            <text:p>30.0000%</text:p>
          </table:table-cell>
          <table:table-cell table:formula="of:=[.E4]/SUM([.C4];[.E4];[.G4])" office:value-type="percentage" office:value="0.2">
            <text:p>20.0000%</text:p>
          </table:table-cell>
          <table:table-cell table:formula="of:=[.G4]/SUM([.C4];[.E4];[.G4])" office:value-type="percentage" office:value="0.5">
            <text:p>50.0000%</text:p>
          </table:table-cell>
        </table:table-row>
        <table:table-row table:style-name="ro1">
          <table:table-cell office:value-type="string">
            <text:p>Runes 4</text:p>
          </table:table-cell>
          <table:table-cell office:value-type="string">
            <text:p>r07</text:p>
          </table:table-cell>
          <table:table-cell office:value-type="float" office:value="3">
            <text:p>3</text:p>
          </table:table-cell>
          <table:table-cell office:value-type="string">
            <text:p>r08</text:p>
          </table:table-cell>
          <table:table-cell office:value-type="float" office:value="2">
            <text:p>2</text:p>
          </table:table-cell>
          <table:table-cell office:value-type="string">
            <text:p>Runes 3</text:p>
          </table:table-cell>
          <table:table-cell office:value-type="float" office:value="7">
            <text:p>7</text:p>
          </table:table-cell>
          <table:table-cell/>
          <table:table-cell table:formula="of:=[.C5]/SUM([.C5];[.E5];[.G5])" office:value-type="percentage" office:value="0.25">
            <text:p>25.0000%</text:p>
          </table:table-cell>
          <table:table-cell table:formula="of:=[.E5]/SUM([.C5];[.E5];[.G5])" office:value-type="percentage" office:value="0.166666666666667">
            <text:p>16.6667%</text:p>
          </table:table-cell>
          <table:table-cell table:formula="of:=[.G5]/SUM([.C5];[.E5];[.G5])" office:value-type="percentage" office:value="0.583333333333333">
            <text:p>58.3333%</text:p>
          </table:table-cell>
        </table:table-row>
        <table:table-row table:style-name="ro1">
          <table:table-cell office:value-type="string">
            <text:p>Runes 5</text:p>
          </table:table-cell>
          <table:table-cell office:value-type="string">
            <text:p>r09</text:p>
          </table:table-cell>
          <table:table-cell office:value-type="float" office:value="3">
            <text:p>3</text:p>
          </table:table-cell>
          <table:table-cell office:value-type="string">
            <text:p>r10</text:p>
          </table:table-cell>
          <table:table-cell office:value-type="float" office:value="2">
            <text:p>2</text:p>
          </table:table-cell>
          <table:table-cell office:value-type="string">
            <text:p>Runes 4</text:p>
          </table:table-cell>
          <table:table-cell office:value-type="float" office:value="12">
            <text:p>12</text:p>
          </table:table-cell>
          <table:table-cell/>
          <table:table-cell table:formula="of:=[.C6]/SUM([.C6];[.E6];[.G6])" office:value-type="percentage" office:value="0.176470588235294">
            <text:p>17.6471%</text:p>
          </table:table-cell>
          <table:table-cell table:formula="of:=[.E6]/SUM([.C6];[.E6];[.G6])" office:value-type="percentage" office:value="0.117647058823529">
            <text:p>11.7647%</text:p>
          </table:table-cell>
          <table:table-cell table:formula="of:=[.G6]/SUM([.C6];[.E6];[.G6])" office:value-type="percentage" office:value="0.705882352941176">
            <text:p>70.5882%</text:p>
          </table:table-cell>
        </table:table-row>
        <table:table-row table:style-name="ro1">
          <table:table-cell office:value-type="string">
            <text:p>Runes 6</text:p>
          </table:table-cell>
          <table:table-cell office:value-type="string">
            <text:p>r11</text:p>
          </table:table-cell>
          <table:table-cell office:value-type="float" office:value="3">
            <text:p>3</text:p>
          </table:table-cell>
          <table:table-cell office:value-type="string">
            <text:p>r12</text:p>
          </table:table-cell>
          <table:table-cell office:value-type="float" office:value="2">
            <text:p>2</text:p>
          </table:table-cell>
          <table:table-cell office:value-type="string">
            <text:p>Runes 5</text:p>
          </table:table-cell>
          <table:table-cell office:value-type="float" office:value="22">
            <text:p>22</text:p>
          </table:table-cell>
          <table:table-cell/>
          <table:table-cell table:formula="of:=[.C7]/SUM([.C7];[.E7];[.G7])" office:value-type="percentage" office:value="0.111111111111111">
            <text:p>11.1111%</text:p>
          </table:table-cell>
          <table:table-cell table:formula="of:=[.E7]/SUM([.C7];[.E7];[.G7])" office:value-type="percentage" office:value="0.0740740740740741">
            <text:p>7.4074%</text:p>
          </table:table-cell>
          <table:table-cell table:formula="of:=[.G7]/SUM([.C7];[.E7];[.G7])" office:value-type="percentage" office:value="0.814814814814815">
            <text:p>81.4815%</text:p>
          </table:table-cell>
        </table:table-row>
        <table:table-row table:style-name="ro1">
          <table:table-cell office:value-type="string">
            <text:p>Runes 7</text:p>
          </table:table-cell>
          <table:table-cell office:value-type="string">
            <text:p>r13</text:p>
          </table:table-cell>
          <table:table-cell office:value-type="float" office:value="3">
            <text:p>3</text:p>
          </table:table-cell>
          <table:table-cell office:value-type="string">
            <text:p>r14</text:p>
          </table:table-cell>
          <table:table-cell office:value-type="float" office:value="2">
            <text:p>2</text:p>
          </table:table-cell>
          <table:table-cell office:value-type="string">
            <text:p>Runes 6</text:p>
          </table:table-cell>
          <table:table-cell office:value-type="float" office:value="45">
            <text:p>45</text:p>
          </table:table-cell>
          <table:table-cell/>
          <table:table-cell table:formula="of:=[.C8]/SUM([.C8];[.E8];[.G8])" office:value-type="percentage" office:value="0.06">
            <text:p>6.0000%</text:p>
          </table:table-cell>
          <table:table-cell table:formula="of:=[.E8]/SUM([.C8];[.E8];[.G8])" office:value-type="percentage" office:value="0.04">
            <text:p>4.0000%</text:p>
          </table:table-cell>
          <table:table-cell table:formula="of:=[.G8]/SUM([.C8];[.E8];[.G8])" office:value-type="percentage" office:value="0.9">
            <text:p>90.0000%</text:p>
          </table:table-cell>
        </table:table-row>
        <table:table-row table:style-name="ro1">
          <table:table-cell office:value-type="string">
            <text:p>Runes 8</text:p>
          </table:table-cell>
          <table:table-cell office:value-type="string">
            <text:p>r15</text:p>
          </table:table-cell>
          <table:table-cell office:value-type="float" office:value="3">
            <text:p>3</text:p>
          </table:table-cell>
          <table:table-cell office:value-type="string">
            <text:p>r16</text:p>
          </table:table-cell>
          <table:table-cell office:value-type="float" office:value="2">
            <text:p>2</text:p>
          </table:table-cell>
          <table:table-cell office:value-type="string">
            <text:p>Runes 7</text:p>
          </table:table-cell>
          <table:table-cell office:value-type="float" office:value="90">
            <text:p>90</text:p>
          </table:table-cell>
          <table:table-cell/>
          <table:table-cell table:formula="of:=[.C9]/SUM([.C9];[.E9];[.G9])" office:value-type="percentage" office:value="0.0315789473684211">
            <text:p>3.1579%</text:p>
          </table:table-cell>
          <table:table-cell table:formula="of:=[.E9]/SUM([.C9];[.E9];[.G9])" office:value-type="percentage" office:value="0.0210526315789474">
            <text:p>2.1053%</text:p>
          </table:table-cell>
          <table:table-cell table:formula="of:=[.G9]/SUM([.C9];[.E9];[.G9])" office:value-type="percentage" office:value="0.947368421052632">
            <text:p>94.7368%</text:p>
          </table:table-cell>
        </table:table-row>
        <table:table-row table:style-name="ro1">
          <table:table-cell office:value-type="string">
            <text:p>Runes 9</text:p>
          </table:table-cell>
          <table:table-cell office:value-type="string">
            <text:p>r17</text:p>
          </table:table-cell>
          <table:table-cell office:value-type="float" office:value="3">
            <text:p>3</text:p>
          </table:table-cell>
          <table:table-cell office:value-type="string">
            <text:p>r18</text:p>
          </table:table-cell>
          <table:table-cell office:value-type="float" office:value="2">
            <text:p>2</text:p>
          </table:table-cell>
          <table:table-cell office:value-type="string">
            <text:p>Runes 8</text:p>
          </table:table-cell>
          <table:table-cell office:value-type="float" office:value="180">
            <text:p>180</text:p>
          </table:table-cell>
          <table:table-cell/>
          <table:table-cell table:formula="of:=[.C10]/SUM([.C10];[.E10];[.G10])" office:value-type="percentage" office:value="0.0162162162162162">
            <text:p>1.6216%</text:p>
          </table:table-cell>
          <table:table-cell table:formula="of:=[.E10]/SUM([.C10];[.E10];[.G10])" office:value-type="percentage" office:value="0.0108108108108108">
            <text:p>1.0811%</text:p>
          </table:table-cell>
          <table:table-cell table:formula="of:=[.G10]/SUM([.C10];[.E10];[.G10])" office:value-type="percentage" office:value="0.972972972972973">
            <text:p>97.2973%</text:p>
          </table:table-cell>
        </table:table-row>
        <table:table-row table:style-name="ro1">
          <table:table-cell office:value-type="string">
            <text:p>Runes 10</text:p>
          </table:table-cell>
          <table:table-cell office:value-type="string">
            <text:p>r19</text:p>
          </table:table-cell>
          <table:table-cell office:value-type="float" office:value="3">
            <text:p>3</text:p>
          </table:table-cell>
          <table:table-cell office:value-type="string">
            <text:p>r20</text:p>
          </table:table-cell>
          <table:table-cell office:value-type="float" office:value="2">
            <text:p>2</text:p>
          </table:table-cell>
          <table:table-cell office:value-type="string">
            <text:p>Runes 9</text:p>
          </table:table-cell>
          <table:table-cell office:value-type="float" office:value="360">
            <text:p>360</text:p>
          </table:table-cell>
          <table:table-cell/>
          <table:table-cell table:formula="of:=[.C11]/SUM([.C11];[.E11];[.G11])" office:value-type="percentage" office:value="0.00821917808219178">
            <text:p>0.8219%</text:p>
          </table:table-cell>
          <table:table-cell table:formula="of:=[.E11]/SUM([.C11];[.E11];[.G11])" office:value-type="percentage" office:value="0.00547945205479452">
            <text:p>0.5479%</text:p>
          </table:table-cell>
          <table:table-cell table:formula="of:=[.G11]/SUM([.C11];[.E11];[.G11])" office:value-type="percentage" office:value="0.986301369863014">
            <text:p>98.6301%</text:p>
          </table:table-cell>
        </table:table-row>
        <table:table-row table:style-name="ro1">
          <table:table-cell office:value-type="string">
            <text:p>Runes 11</text:p>
          </table:table-cell>
          <table:table-cell office:value-type="string">
            <text:p>r21</text:p>
          </table:table-cell>
          <table:table-cell office:value-type="float" office:value="3">
            <text:p>3</text:p>
          </table:table-cell>
          <table:table-cell office:value-type="string">
            <text:p>r22</text:p>
          </table:table-cell>
          <table:table-cell office:value-type="float" office:value="2">
            <text:p>2</text:p>
          </table:table-cell>
          <table:table-cell office:value-type="string">
            <text:p>Runes 10</text:p>
          </table:table-cell>
          <table:table-cell office:value-type="float" office:value="720">
            <text:p>720</text:p>
          </table:table-cell>
          <table:table-cell/>
          <table:table-cell table:formula="of:=[.C12]/SUM([.C12];[.E12];[.G12])" office:value-type="percentage" office:value="0.00413793103448276">
            <text:p>0.4138%</text:p>
          </table:table-cell>
          <table:table-cell table:formula="of:=[.E12]/SUM([.C12];[.E12];[.G12])" office:value-type="percentage" office:value="0.00275862068965517">
            <text:p>0.2759%</text:p>
          </table:table-cell>
          <table:table-cell table:formula="of:=[.G12]/SUM([.C12];[.E12];[.G12])" office:value-type="percentage" office:value="0.993103448275862">
            <text:p>99.3103%</text:p>
          </table:table-cell>
        </table:table-row>
        <table:table-row table:style-name="ro1">
          <table:table-cell office:value-type="string">
            <text:p>Runes 12</text:p>
          </table:table-cell>
          <table:table-cell office:value-type="string">
            <text:p>r23</text:p>
          </table:table-cell>
          <table:table-cell office:value-type="float" office:value="3">
            <text:p>3</text:p>
          </table:table-cell>
          <table:table-cell office:value-type="string">
            <text:p>r24</text:p>
          </table:table-cell>
          <table:table-cell office:value-type="float" office:value="2">
            <text:p>2</text:p>
          </table:table-cell>
          <table:table-cell office:value-type="string">
            <text:p>Runes 11</text:p>
          </table:table-cell>
          <table:table-cell office:value-type="float" office:value="1066">
            <text:p>1066</text:p>
          </table:table-cell>
          <table:table-cell/>
          <table:table-cell table:formula="of:=[.C13]/SUM([.C13];[.E13];[.G13])" office:value-type="percentage" office:value="0.00280112044817927">
            <text:p>0.2801%</text:p>
          </table:table-cell>
          <table:table-cell table:formula="of:=[.E13]/SUM([.C13];[.E13];[.G13])" office:value-type="percentage" office:value="0.00186741363211951">
            <text:p>0.1867%</text:p>
          </table:table-cell>
          <table:table-cell table:formula="of:=[.G13]/SUM([.C13];[.E13];[.G13])" office:value-type="percentage" office:value="0.995331465919701">
            <text:p>99.5331%</text:p>
          </table:table-cell>
        </table:table-row>
        <table:table-row table:style-name="ro1">
          <table:table-cell office:value-type="string">
            <text:p>Runes 13</text:p>
          </table:table-cell>
          <table:table-cell office:value-type="string">
            <text:p>r25</text:p>
          </table:table-cell>
          <table:table-cell office:value-type="float" office:value="3">
            <text:p>3</text:p>
          </table:table-cell>
          <table:table-cell office:value-type="string">
            <text:p>r26</text:p>
          </table:table-cell>
          <table:table-cell office:value-type="float" office:value="2">
            <text:p>2</text:p>
          </table:table-cell>
          <table:table-cell office:value-type="string">
            <text:p>Runes 12</text:p>
          </table:table-cell>
          <table:table-cell office:value-type="float" office:value="1519">
            <text:p>1519</text:p>
          </table:table-cell>
          <table:table-cell/>
          <table:table-cell table:formula="of:=[.C14]/SUM([.C14];[.E14];[.G14])" office:value-type="percentage" office:value="0.00196850393700787">
            <text:p>0.1969%</text:p>
          </table:table-cell>
          <table:table-cell table:formula="of:=[.E14]/SUM([.C14];[.E14];[.G14])" office:value-type="percentage" office:value="0.00131233595800525">
            <text:p>0.1312%</text:p>
          </table:table-cell>
          <table:table-cell table:formula="of:=[.G14]/SUM([.C14];[.E14];[.G14])" office:value-type="percentage" office:value="0.996719160104987">
            <text:p>99.6719%</text:p>
          </table:table-cell>
        </table:table-row>
        <table:table-row table:style-name="ro1">
          <table:table-cell office:value-type="string">
            <text:p>Runes 14</text:p>
          </table:table-cell>
          <table:table-cell office:value-type="string">
            <text:p>r27</text:p>
          </table:table-cell>
          <table:table-cell office:value-type="float" office:value="3">
            <text:p>3</text:p>
          </table:table-cell>
          <table:table-cell office:value-type="string">
            <text:p>r28</text:p>
          </table:table-cell>
          <table:table-cell office:value-type="float" office:value="2">
            <text:p>2</text:p>
          </table:table-cell>
          <table:table-cell office:value-type="string">
            <text:p>Runes 13</text:p>
          </table:table-cell>
          <table:table-cell office:value-type="float" office:value="2170">
            <text:p>2170</text:p>
          </table:table-cell>
          <table:table-cell/>
          <table:table-cell table:formula="of:=[.C15]/SUM([.C15];[.E15];[.G15])" office:value-type="percentage" office:value="0.00137931034482759">
            <text:p>0.1379%</text:p>
          </table:table-cell>
          <table:table-cell table:formula="of:=[.E15]/SUM([.C15];[.E15];[.G15])" office:value-type="percentage" office:value="0.000919540229885057">
            <text:p>0.0920%</text:p>
          </table:table-cell>
          <table:table-cell table:formula="of:=[.G15]/SUM([.C15];[.E15];[.G15])" office:value-type="percentage" office:value="0.997701149425287">
            <text:p>99.7701%</text:p>
          </table:table-cell>
        </table:table-row>
        <table:table-row table:style-name="ro1">
          <table:table-cell office:value-type="string">
            <text:p>Runes 15</text:p>
          </table:table-cell>
          <table:table-cell office:value-type="string">
            <text:p>r29</text:p>
          </table:table-cell>
          <table:table-cell office:value-type="float" office:value="3">
            <text:p>3</text:p>
          </table:table-cell>
          <table:table-cell office:value-type="string">
            <text:p>r30</text:p>
          </table:table-cell>
          <table:table-cell office:value-type="float" office:value="2">
            <text:p>2</text:p>
          </table:table-cell>
          <table:table-cell office:value-type="string">
            <text:p>Runes 14</text:p>
          </table:table-cell>
          <table:table-cell office:value-type="float" office:value="2941">
            <text:p>2941</text:p>
          </table:table-cell>
          <table:table-cell/>
          <table:table-cell table:formula="of:=[.C16]/SUM([.C16];[.E16];[.G16])" office:value-type="percentage" office:value="0.0010183299389002">
            <text:p>0.1018%</text:p>
          </table:table-cell>
          <table:table-cell table:formula="of:=[.E16]/SUM([.C16];[.E16];[.G16])" office:value-type="percentage" office:value="0.000678886625933469">
            <text:p>0.0679%</text:p>
          </table:table-cell>
          <table:table-cell table:formula="of:=[.G16]/SUM([.C16];[.E16];[.G16])" office:value-type="percentage" office:value="0.998302783435166">
            <text:p>99.8303%</text:p>
          </table:table-cell>
        </table:table-row>
        <table:table-row table:style-name="ro1">
          <table:table-cell office:value-type="string">
            <text:p>Runes 16</text:p>
          </table:table-cell>
          <table:table-cell office:value-type="string">
            <text:p>r31</text:p>
          </table:table-cell>
          <table:table-cell office:value-type="float" office:value="3">
            <text:p>3</text:p>
          </table:table-cell>
          <table:table-cell office:value-type="string">
            <text:p>r32</text:p>
          </table:table-cell>
          <table:table-cell office:value-type="float" office:value="2">
            <text:p>2</text:p>
          </table:table-cell>
          <table:table-cell office:value-type="string">
            <text:p>Runes 15</text:p>
          </table:table-cell>
          <table:table-cell office:value-type="float" office:value="3957">
            <text:p>3957</text:p>
          </table:table-cell>
          <table:table-cell/>
          <table:table-cell table:formula="of:=[.C17]/SUM([.C17];[.E17];[.G17])" office:value-type="percentage" office:value="0.000757193336698637">
            <text:p>0.0757%</text:p>
          </table:table-cell>
          <table:table-cell table:formula="of:=[.E17]/SUM([.C17];[.E17];[.G17])" office:value-type="percentage" office:value="0.000504795557799091">
            <text:p>0.0505%</text:p>
          </table:table-cell>
          <table:table-cell table:formula="of:=[.G17]/SUM([.C17];[.E17];[.G17])" office:value-type="percentage" office:value="0.998738011105502">
            <text:p>99.8738%</text:p>
          </table:table-cell>
        </table:table-row>
        <table:table-row table:style-name="ro1">
          <table:table-cell office:value-type="string">
            <text:p>Runes 17</text:p>
          </table:table-cell>
          <table:table-cell office:value-type="string">
            <text:p>r33</text:p>
          </table:table-cell>
          <table:table-cell office:value-type="float" office:value="1">
            <text:p>1</text:p>
          </table:table-cell>
          <table:table-cell office:value-type="string">
            <text:p>Runes 16</text:p>
          </table:table-cell>
          <table:table-cell office:value-type="float" office:value="5170">
            <text:p>5170</text:p>
          </table:table-cell>
          <table:table-cell/>
          <table:table-cell/>
          <table:table-cell/>
          <table:table-cell table:formula="of:=[.C18]/SUM([.C18];[.E18])" office:value-type="percentage" office:value="0.000193386192225875">
            <text:p>0.0193%</text:p>
          </table:table-cell>
          <table:table-cell table:formula="of:=[.E18]/SUM([.C18];[.E18];[.G18])" office:value-type="percentage" office:value="0.999806613807774">
            <text:p>99.9807%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>
            <draw:frame table:end-cell-address="'Default Drop Rates'.H41" table:end-x="0.2752in" table:end-y="0.0941in" draw:z-index="0" draw:style-name="gr1" svg:width="6.311in" svg:height="4.0311in" svg:x="0.187in" svg:y="0.0004in">
              <draw:object draw:notify-on-update-of-ranges="'Default Drop Rates'.I1:'Default Drop Rates'.I2 'Default Drop Rates'.I3:'Default Drop Rates'.I18 'Default Drop Rates'.J1:'Default Drop Rates'.J2 'Default Drop Rates'.J3:'Default Drop Rates'.J18 'Default Drop Rates'.K1:'Default Drop Rates'.K2 'Default Drop Rates'.K3:'Default Drop Rates'.K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Default" table:number-columns-repeated="3"/>
        </table:table-row>
      </table:table>
      <table:table table:name="New Drop Rates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>
            <text:p>Rune Set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3</text:p>
          </table:table-cell>
          <table:table-cell/>
          <table:table-cell table:style-name="ce1" office:value-type="string">
            <text:p>Item1 Chance:</text:p>
          </table:table-cell>
          <table:table-cell table:style-name="ce1" office:value-type="string">
            <text:p>Item2 Chance:</text:p>
          </table:table-cell>
          <table:table-cell table:style-name="ce1" office:value-type="string">
            <text:p>Item3 Chance:</text:p>
          </table:table-cell>
        </table:table-row>
        <table:table-row table:style-name="ro1">
          <table:table-cell office:value-type="string">
            <text:p>Runes 1</text:p>
          </table:table-cell>
          <table:table-cell office:value-type="string">
            <text:p>r01</text:p>
          </table:table-cell>
          <table:table-cell office:value-type="float" office:value="30">
            <text:p>30</text:p>
          </table:table-cell>
          <table:table-cell office:value-type="string">
            <text:p>r02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Runes 2</text:p>
          </table:table-cell>
          <table:table-cell office:value-type="string">
            <text:p>r03</text:p>
          </table:table-cell>
          <table:table-cell office:value-type="float" office:value="30">
            <text:p>30</text:p>
          </table:table-cell>
          <table:table-cell office:value-type="string">
            <text:p>r04</text:p>
          </table:table-cell>
          <table:table-cell office:value-type="float" office:value="20">
            <text:p>20</text:p>
          </table:table-cell>
          <table:table-cell office:value-type="string">
            <text:p>Runes 1</text:p>
          </table:table-cell>
          <table:table-cell office:value-type="float" office:value="2">
            <text:p>2</text:p>
          </table:table-cell>
          <table:table-cell/>
          <table:table-cell table:formula="of:=[.C3]/SUM([.C3];[.E3];[.G3])" office:value-type="percentage" office:value="0.576923076923077">
            <text:p>57.6923%</text:p>
          </table:table-cell>
          <table:table-cell table:formula="of:=[.E3]/SUM([.C3];[.E3];[.G3])" office:value-type="percentage" office:value="0.384615384615385">
            <text:p>38.4615%</text:p>
          </table:table-cell>
          <table:table-cell table:formula="of:=[.G3]/SUM([.C3];[.E3];[.G3])" office:value-type="percentage" office:value="0.0384615384615385">
            <text:p>3.8462%</text:p>
          </table:table-cell>
        </table:table-row>
        <table:table-row table:style-name="ro1">
          <table:table-cell office:value-type="string">
            <text:p>Runes 3</text:p>
          </table:table-cell>
          <table:table-cell office:value-type="string">
            <text:p>r05</text:p>
          </table:table-cell>
          <table:table-cell office:value-type="float" office:value="30">
            <text:p>30</text:p>
          </table:table-cell>
          <table:table-cell office:value-type="string">
            <text:p>r06</text:p>
          </table:table-cell>
          <table:table-cell office:value-type="float" office:value="20">
            <text:p>20</text:p>
          </table:table-cell>
          <table:table-cell office:value-type="string">
            <text:p>Runes 2</text:p>
          </table:table-cell>
          <table:table-cell office:value-type="float" office:value="5">
            <text:p>5</text:p>
          </table:table-cell>
          <table:table-cell/>
          <table:table-cell table:formula="of:=[.C4]/SUM([.C4];[.E4];[.G4])" office:value-type="percentage" office:value="0.545454545454545">
            <text:p>54.5455%</text:p>
          </table:table-cell>
          <table:table-cell table:formula="of:=[.E4]/SUM([.C4];[.E4];[.G4])" office:value-type="percentage" office:value="0.363636363636364">
            <text:p>36.3636%</text:p>
          </table:table-cell>
          <table:table-cell table:formula="of:=[.G4]/SUM([.C4];[.E4];[.G4])" office:value-type="percentage" office:value="0.0909090909090909">
            <text:p>9.0909%</text:p>
          </table:table-cell>
        </table:table-row>
        <table:table-row table:style-name="ro1">
          <table:table-cell office:value-type="string">
            <text:p>Runes 4</text:p>
          </table:table-cell>
          <table:table-cell office:value-type="string">
            <text:p>r07</text:p>
          </table:table-cell>
          <table:table-cell office:value-type="float" office:value="30">
            <text:p>30</text:p>
          </table:table-cell>
          <table:table-cell office:value-type="string">
            <text:p>r08</text:p>
          </table:table-cell>
          <table:table-cell office:value-type="float" office:value="20">
            <text:p>20</text:p>
          </table:table-cell>
          <table:table-cell office:value-type="string">
            <text:p>Runes 3</text:p>
          </table:table-cell>
          <table:table-cell office:value-type="float" office:value="7">
            <text:p>7</text:p>
          </table:table-cell>
          <table:table-cell/>
          <table:table-cell table:formula="of:=[.C5]/SUM([.C5];[.E5];[.G5])" office:value-type="percentage" office:value="0.526315789473684">
            <text:p>52.6316%</text:p>
          </table:table-cell>
          <table:table-cell table:formula="of:=[.E5]/SUM([.C5];[.E5];[.G5])" office:value-type="percentage" office:value="0.350877192982456">
            <text:p>35.0877%</text:p>
          </table:table-cell>
          <table:table-cell table:formula="of:=[.G5]/SUM([.C5];[.E5];[.G5])" office:value-type="percentage" office:value="0.12280701754386">
            <text:p>12.2807%</text:p>
          </table:table-cell>
        </table:table-row>
        <table:table-row table:style-name="ro1">
          <table:table-cell office:value-type="string">
            <text:p>Runes 5</text:p>
          </table:table-cell>
          <table:table-cell office:value-type="string">
            <text:p>r09</text:p>
          </table:table-cell>
          <table:table-cell office:value-type="float" office:value="30">
            <text:p>30</text:p>
          </table:table-cell>
          <table:table-cell office:value-type="string">
            <text:p>r10</text:p>
          </table:table-cell>
          <table:table-cell office:value-type="float" office:value="20">
            <text:p>20</text:p>
          </table:table-cell>
          <table:table-cell office:value-type="string">
            <text:p>Runes 4</text:p>
          </table:table-cell>
          <table:table-cell office:value-type="float" office:value="12">
            <text:p>12</text:p>
          </table:table-cell>
          <table:table-cell/>
          <table:table-cell table:formula="of:=[.C6]/SUM([.C6];[.E6];[.G6])" office:value-type="percentage" office:value="0.483870967741936">
            <text:p>48.3871%</text:p>
          </table:table-cell>
          <table:table-cell table:formula="of:=[.E6]/SUM([.C6];[.E6];[.G6])" office:value-type="percentage" office:value="0.32258064516129">
            <text:p>32.2581%</text:p>
          </table:table-cell>
          <table:table-cell table:formula="of:=[.G6]/SUM([.C6];[.E6];[.G6])" office:value-type="percentage" office:value="0.193548387096774">
            <text:p>19.3548%</text:p>
          </table:table-cell>
        </table:table-row>
        <table:table-row table:style-name="ro1">
          <table:table-cell office:value-type="string">
            <text:p>Runes 6</text:p>
          </table:table-cell>
          <table:table-cell office:value-type="string">
            <text:p>r11</text:p>
          </table:table-cell>
          <table:table-cell office:value-type="float" office:value="30">
            <text:p>30</text:p>
          </table:table-cell>
          <table:table-cell office:value-type="string">
            <text:p>r12</text:p>
          </table:table-cell>
          <table:table-cell office:value-type="float" office:value="20">
            <text:p>20</text:p>
          </table:table-cell>
          <table:table-cell office:value-type="string">
            <text:p>Runes 5</text:p>
          </table:table-cell>
          <table:table-cell office:value-type="float" office:value="22">
            <text:p>22</text:p>
          </table:table-cell>
          <table:table-cell/>
          <table:table-cell table:formula="of:=[.C7]/SUM([.C7];[.E7];[.G7])" office:value-type="percentage" office:value="0.416666666666667">
            <text:p>41.6667%</text:p>
          </table:table-cell>
          <table:table-cell table:formula="of:=[.E7]/SUM([.C7];[.E7];[.G7])" office:value-type="percentage" office:value="0.277777777777778">
            <text:p>27.7778%</text:p>
          </table:table-cell>
          <table:table-cell table:formula="of:=[.G7]/SUM([.C7];[.E7];[.G7])" office:value-type="percentage" office:value="0.305555555555556">
            <text:p>30.5556%</text:p>
          </table:table-cell>
        </table:table-row>
        <table:table-row table:style-name="ro1">
          <table:table-cell office:value-type="string">
            <text:p>Runes 7</text:p>
          </table:table-cell>
          <table:table-cell office:value-type="string">
            <text:p>r13</text:p>
          </table:table-cell>
          <table:table-cell office:value-type="float" office:value="30">
            <text:p>30</text:p>
          </table:table-cell>
          <table:table-cell office:value-type="string">
            <text:p>r14</text:p>
          </table:table-cell>
          <table:table-cell office:value-type="float" office:value="20">
            <text:p>20</text:p>
          </table:table-cell>
          <table:table-cell office:value-type="string">
            <text:p>Runes 6</text:p>
          </table:table-cell>
          <table:table-cell office:value-type="float" office:value="45">
            <text:p>45</text:p>
          </table:table-cell>
          <table:table-cell/>
          <table:table-cell table:formula="of:=[.C8]/SUM([.C8];[.E8];[.G8])" office:value-type="percentage" office:value="0.31578947368421">
            <text:p>31.5789%</text:p>
          </table:table-cell>
          <table:table-cell table:formula="of:=[.E8]/SUM([.C8];[.E8];[.G8])" office:value-type="percentage" office:value="0.210526315789474">
            <text:p>21.0526%</text:p>
          </table:table-cell>
          <table:table-cell table:formula="of:=[.G8]/SUM([.C8];[.E8];[.G8])" office:value-type="percentage" office:value="0.473684210526316">
            <text:p>47.3684%</text:p>
          </table:table-cell>
        </table:table-row>
        <table:table-row table:style-name="ro1">
          <table:table-cell office:value-type="string">
            <text:p>Runes 8</text:p>
          </table:table-cell>
          <table:table-cell office:value-type="string">
            <text:p>r15</text:p>
          </table:table-cell>
          <table:table-cell office:value-type="float" office:value="30">
            <text:p>30</text:p>
          </table:table-cell>
          <table:table-cell office:value-type="string">
            <text:p>r16</text:p>
          </table:table-cell>
          <table:table-cell office:value-type="float" office:value="20">
            <text:p>20</text:p>
          </table:table-cell>
          <table:table-cell office:value-type="string">
            <text:p>Runes 7</text:p>
          </table:table-cell>
          <table:table-cell office:value-type="float" office:value="90">
            <text:p>90</text:p>
          </table:table-cell>
          <table:table-cell/>
          <table:table-cell table:formula="of:=[.C9]/SUM([.C9];[.E9];[.G9])" office:value-type="percentage" office:value="0.214285714285714">
            <text:p>21.4286%</text:p>
          </table:table-cell>
          <table:table-cell table:formula="of:=[.E9]/SUM([.C9];[.E9];[.G9])" office:value-type="percentage" office:value="0.142857142857143">
            <text:p>14.2857%</text:p>
          </table:table-cell>
          <table:table-cell table:formula="of:=[.G9]/SUM([.C9];[.E9];[.G9])" office:value-type="percentage" office:value="0.642857142857143">
            <text:p>64.2857%</text:p>
          </table:table-cell>
        </table:table-row>
        <table:table-row table:style-name="ro1">
          <table:table-cell office:value-type="string">
            <text:p>Runes 9</text:p>
          </table:table-cell>
          <table:table-cell office:value-type="string">
            <text:p>r17</text:p>
          </table:table-cell>
          <table:table-cell office:value-type="float" office:value="30">
            <text:p>30</text:p>
          </table:table-cell>
          <table:table-cell office:value-type="string">
            <text:p>r18</text:p>
          </table:table-cell>
          <table:table-cell office:value-type="float" office:value="20">
            <text:p>20</text:p>
          </table:table-cell>
          <table:table-cell office:value-type="string">
            <text:p>Runes 8</text:p>
          </table:table-cell>
          <table:table-cell office:value-type="float" office:value="180">
            <text:p>180</text:p>
          </table:table-cell>
          <table:table-cell/>
          <table:table-cell table:formula="of:=[.C10]/SUM([.C10];[.E10];[.G10])" office:value-type="percentage" office:value="0.130434782608696">
            <text:p>13.0435%</text:p>
          </table:table-cell>
          <table:table-cell table:formula="of:=[.E10]/SUM([.C10];[.E10];[.G10])" office:value-type="percentage" office:value="0.0869565217391304">
            <text:p>8.6957%</text:p>
          </table:table-cell>
          <table:table-cell table:formula="of:=[.G10]/SUM([.C10];[.E10];[.G10])" office:value-type="percentage" office:value="0.782608695652174">
            <text:p>78.2609%</text:p>
          </table:table-cell>
        </table:table-row>
        <table:table-row table:style-name="ro1">
          <table:table-cell office:value-type="string">
            <text:p>Runes 10</text:p>
          </table:table-cell>
          <table:table-cell office:value-type="string">
            <text:p>r19</text:p>
          </table:table-cell>
          <table:table-cell office:value-type="float" office:value="30">
            <text:p>30</text:p>
          </table:table-cell>
          <table:table-cell office:value-type="string">
            <text:p>r20</text:p>
          </table:table-cell>
          <table:table-cell office:value-type="float" office:value="20">
            <text:p>20</text:p>
          </table:table-cell>
          <table:table-cell office:value-type="string">
            <text:p>Runes 9</text:p>
          </table:table-cell>
          <table:table-cell office:value-type="float" office:value="360">
            <text:p>360</text:p>
          </table:table-cell>
          <table:table-cell/>
          <table:table-cell table:formula="of:=[.C11]/SUM([.C11];[.E11];[.G11])" office:value-type="percentage" office:value="0.0731707317073171">
            <text:p>7.3171%</text:p>
          </table:table-cell>
          <table:table-cell table:formula="of:=[.E11]/SUM([.C11];[.E11];[.G11])" office:value-type="percentage" office:value="0.0487804878048781">
            <text:p>4.8780%</text:p>
          </table:table-cell>
          <table:table-cell table:formula="of:=[.G11]/SUM([.C11];[.E11];[.G11])" office:value-type="percentage" office:value="0.878048780487805">
            <text:p>87.8049%</text:p>
          </table:table-cell>
        </table:table-row>
        <table:table-row table:style-name="ro1">
          <table:table-cell office:value-type="string">
            <text:p>Runes 11</text:p>
          </table:table-cell>
          <table:table-cell office:value-type="string">
            <text:p>r21</text:p>
          </table:table-cell>
          <table:table-cell office:value-type="float" office:value="30">
            <text:p>30</text:p>
          </table:table-cell>
          <table:table-cell office:value-type="string">
            <text:p>r22</text:p>
          </table:table-cell>
          <table:table-cell office:value-type="float" office:value="20">
            <text:p>20</text:p>
          </table:table-cell>
          <table:table-cell office:value-type="string">
            <text:p>Runes 10</text:p>
          </table:table-cell>
          <table:table-cell office:value-type="float" office:value="720">
            <text:p>720</text:p>
          </table:table-cell>
          <table:table-cell/>
          <table:table-cell table:formula="of:=[.C12]/SUM([.C12];[.E12];[.G12])" office:value-type="percentage" office:value="0.038961038961039">
            <text:p>3.8961%</text:p>
          </table:table-cell>
          <table:table-cell table:formula="of:=[.E12]/SUM([.C12];[.E12];[.G12])" office:value-type="percentage" office:value="0.025974025974026">
            <text:p>2.5974%</text:p>
          </table:table-cell>
          <table:table-cell table:formula="of:=[.G12]/SUM([.C12];[.E12];[.G12])" office:value-type="percentage" office:value="0.935064935064935">
            <text:p>93.5065%</text:p>
          </table:table-cell>
        </table:table-row>
        <table:table-row table:style-name="ro1">
          <table:table-cell office:value-type="string">
            <text:p>Runes 12</text:p>
          </table:table-cell>
          <table:table-cell office:value-type="string">
            <text:p>r23</text:p>
          </table:table-cell>
          <table:table-cell office:value-type="float" office:value="30">
            <text:p>30</text:p>
          </table:table-cell>
          <table:table-cell office:value-type="string">
            <text:p>r24</text:p>
          </table:table-cell>
          <table:table-cell office:value-type="float" office:value="20">
            <text:p>20</text:p>
          </table:table-cell>
          <table:table-cell office:value-type="string">
            <text:p>Runes 11</text:p>
          </table:table-cell>
          <table:table-cell office:value-type="float" office:value="1066">
            <text:p>1066</text:p>
          </table:table-cell>
          <table:table-cell/>
          <table:table-cell table:formula="of:=[.C13]/SUM([.C13];[.E13];[.G13])" office:value-type="percentage" office:value="0.0268817204301075">
            <text:p>2.6882%</text:p>
          </table:table-cell>
          <table:table-cell table:formula="of:=[.E13]/SUM([.C13];[.E13];[.G13])" office:value-type="percentage" office:value="0.017921146953405">
            <text:p>1.7921%</text:p>
          </table:table-cell>
          <table:table-cell table:formula="of:=[.G13]/SUM([.C13];[.E13];[.G13])" office:value-type="percentage" office:value="0.955197132616487">
            <text:p>95.5197%</text:p>
          </table:table-cell>
        </table:table-row>
        <table:table-row table:style-name="ro1">
          <table:table-cell office:value-type="string">
            <text:p>Runes 13</text:p>
          </table:table-cell>
          <table:table-cell office:value-type="string">
            <text:p>r25</text:p>
          </table:table-cell>
          <table:table-cell office:value-type="float" office:value="30">
            <text:p>30</text:p>
          </table:table-cell>
          <table:table-cell office:value-type="string">
            <text:p>r26</text:p>
          </table:table-cell>
          <table:table-cell office:value-type="float" office:value="20">
            <text:p>20</text:p>
          </table:table-cell>
          <table:table-cell office:value-type="string">
            <text:p>Runes 12</text:p>
          </table:table-cell>
          <table:table-cell office:value-type="float" office:value="1519">
            <text:p>1519</text:p>
          </table:table-cell>
          <table:table-cell/>
          <table:table-cell table:formula="of:=[.C14]/SUM([.C14];[.E14];[.G14])" office:value-type="percentage" office:value="0.0191204588910134">
            <text:p>1.9120%</text:p>
          </table:table-cell>
          <table:table-cell table:formula="of:=[.E14]/SUM([.C14];[.E14];[.G14])" office:value-type="percentage" office:value="0.0127469725940089">
            <text:p>1.2747%</text:p>
          </table:table-cell>
          <table:table-cell table:formula="of:=[.G14]/SUM([.C14];[.E14];[.G14])" office:value-type="percentage" office:value="0.968132568514978">
            <text:p>96.8133%</text:p>
          </table:table-cell>
        </table:table-row>
        <table:table-row table:style-name="ro1">
          <table:table-cell office:value-type="string">
            <text:p>Runes 14</text:p>
          </table:table-cell>
          <table:table-cell office:value-type="string">
            <text:p>r27</text:p>
          </table:table-cell>
          <table:table-cell office:value-type="float" office:value="30">
            <text:p>30</text:p>
          </table:table-cell>
          <table:table-cell office:value-type="string">
            <text:p>r28</text:p>
          </table:table-cell>
          <table:table-cell office:value-type="float" office:value="20">
            <text:p>20</text:p>
          </table:table-cell>
          <table:table-cell office:value-type="string">
            <text:p>Runes 13</text:p>
          </table:table-cell>
          <table:table-cell office:value-type="float" office:value="2170">
            <text:p>2170</text:p>
          </table:table-cell>
          <table:table-cell/>
          <table:table-cell table:formula="of:=[.C15]/SUM([.C15];[.E15];[.G15])" office:value-type="percentage" office:value="0.0135135135135135">
            <text:p>1.3514%</text:p>
          </table:table-cell>
          <table:table-cell table:formula="of:=[.E15]/SUM([.C15];[.E15];[.G15])" office:value-type="percentage" office:value="0.00900900900900901">
            <text:p>0.9009%</text:p>
          </table:table-cell>
          <table:table-cell table:formula="of:=[.G15]/SUM([.C15];[.E15];[.G15])" office:value-type="percentage" office:value="0.977477477477478">
            <text:p>97.7477%</text:p>
          </table:table-cell>
        </table:table-row>
        <table:table-row table:style-name="ro1">
          <table:table-cell office:value-type="string">
            <text:p>Runes 15</text:p>
          </table:table-cell>
          <table:table-cell office:value-type="string">
            <text:p>r29</text:p>
          </table:table-cell>
          <table:table-cell office:value-type="float" office:value="30">
            <text:p>30</text:p>
          </table:table-cell>
          <table:table-cell office:value-type="string">
            <text:p>r30</text:p>
          </table:table-cell>
          <table:table-cell office:value-type="float" office:value="20">
            <text:p>20</text:p>
          </table:table-cell>
          <table:table-cell office:value-type="string">
            <text:p>Runes 14</text:p>
          </table:table-cell>
          <table:table-cell office:value-type="float" office:value="2941">
            <text:p>2941</text:p>
          </table:table-cell>
          <table:table-cell/>
          <table:table-cell table:formula="of:=[.C16]/SUM([.C16];[.E16];[.G16])" office:value-type="percentage" office:value="0.0100300902708124">
            <text:p>1.0030%</text:p>
          </table:table-cell>
          <table:table-cell table:formula="of:=[.E16]/SUM([.C16];[.E16];[.G16])" office:value-type="percentage" office:value="0.00668672684720829">
            <text:p>0.6687%</text:p>
          </table:table-cell>
          <table:table-cell table:formula="of:=[.G16]/SUM([.C16];[.E16];[.G16])" office:value-type="percentage" office:value="0.983283182881979">
            <text:p>98.3283%</text:p>
          </table:table-cell>
        </table:table-row>
        <table:table-row table:style-name="ro1">
          <table:table-cell office:value-type="string">
            <text:p>Runes 16</text:p>
          </table:table-cell>
          <table:table-cell office:value-type="string">
            <text:p>r31</text:p>
          </table:table-cell>
          <table:table-cell office:value-type="float" office:value="30">
            <text:p>30</text:p>
          </table:table-cell>
          <table:table-cell office:value-type="string">
            <text:p>r32</text:p>
          </table:table-cell>
          <table:table-cell office:value-type="float" office:value="20">
            <text:p>20</text:p>
          </table:table-cell>
          <table:table-cell office:value-type="string">
            <text:p>Runes 15</text:p>
          </table:table-cell>
          <table:table-cell office:value-type="float" office:value="3957">
            <text:p>3957</text:p>
          </table:table-cell>
          <table:table-cell/>
          <table:table-cell table:formula="of:=[.C17]/SUM([.C17];[.E17];[.G17])" office:value-type="percentage" office:value="0.00748689792862491">
            <text:p>0.7487%</text:p>
          </table:table-cell>
          <table:table-cell table:formula="of:=[.E17]/SUM([.C17];[.E17];[.G17])" office:value-type="percentage" office:value="0.00499126528574994">
            <text:p>0.4991%</text:p>
          </table:table-cell>
          <table:table-cell table:formula="of:=[.G17]/SUM([.C17];[.E17];[.G17])" office:value-type="percentage" office:value="0.987521836785625">
            <text:p>98.7522%</text:p>
          </table:table-cell>
        </table:table-row>
        <table:table-row table:style-name="ro1">
          <table:table-cell office:value-type="string">
            <text:p>Runes 17</text:p>
          </table:table-cell>
          <table:table-cell office:value-type="string">
            <text:p>r33</text:p>
          </table:table-cell>
          <table:table-cell office:value-type="float" office:value="10">
            <text:p>10</text:p>
          </table:table-cell>
          <table:table-cell office:value-type="string">
            <text:p>Runes 16</text:p>
          </table:table-cell>
          <table:table-cell office:value-type="float" office:value="5170">
            <text:p>5170</text:p>
          </table:table-cell>
          <table:table-cell/>
          <table:table-cell/>
          <table:table-cell/>
          <table:table-cell table:formula="of:=[.C18]/SUM([.C18];[.E18])" office:value-type="percentage" office:value="0.00193050193050193">
            <text:p>0.1931%</text:p>
          </table:table-cell>
          <table:table-cell table:formula="of:=[.E18]/SUM([.C18];[.E18];[.G18])" office:value-type="percentage" office:value="0.998069498069498">
            <text:p>99.8069%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>
            <draw:frame table:end-cell-address="'New Drop Rates'.H41" table:end-x="0.2752in" table:end-y="0.0941in" draw:z-index="0" draw:style-name="gr1" svg:width="6.311in" svg:height="4.0311in" svg:x="0.187in" svg:y="0.0004in">
              <draw:object draw:notify-on-update-of-ranges="'New Drop Rates'.I1:'New Drop Rates'.I2 'New Drop Rates'.I3:'New Drop Rates'.I18 'New Drop Rates'.J1:'New Drop Rates'.J2 'New Drop Rates'.J3:'New Drop Rates'.J18 'New Drop Rates'.K1:'New Drop Rates'.K2 'New Drop Rates'.K3:'New Drop Rates'.K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20" number:min-integer-digits="1"/>
      <number:text>%</number:text>
    </number:percentage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0" number:min-integer-digits="1"/>
      <number:text>%</number:text>
    </number:percentage-style>
    <number:percentage-style style:name="N120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3">07/13/2011</text:date>, <text:time>01:2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7T23:07:08.46</meta:creation-date>
    <dc:date>2011-07-13T01:26:57.79</dc:date>
    <meta:editing-duration>PT58M56S</meta:editing-duration>
    <meta:editing-cycles>21</meta:editing-cycles>
    <meta:generator>LibreOffice/3.3$Win32 LibreOffice_project/330m19$Build-202</meta:generator>
    <meta:document-statistic meta:table-count="2" meta:cell-count="3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20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31cm" svg:height="10.24cm" xlink:href=".." xlink:type="simple" chart:class="chart:line" chart:style-name="ch1">
        <chart:title svg:x="6.384cm" svg:y="0.34cm" chart:style-name="ch2">
          <text:p>Rune Drop Rate</text:p>
        </chart:title>
        <chart:subtitle svg:x="7.468cm" svg:y="1.323cm" chart:style-name="ch3">
          <text:p>1.13c</text:p>
        </chart:subtitle>
        <chart:legend chart:legend-position="end" svg:x="12.894cm" svg:y="4.336cm" chart:style-name="ch4"/>
        <chart:plot-area chart:style-name="ch5" table:cell-range-address="'Default Drop Rates'.I1:'Default Drop Rates'.K18" chart:data-source-has-labels="row" svg:x="0.77cm" svg:y="2.414cm" svg:width="11.484cm" svg:height="7.202cm">
          <chartooo:coordinate-region svg:x="2.741cm" svg:y="2.627cm" svg:width="9.327cm" svg:height="6.31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Default Drop Rates'.I3:'Default Drop Rates'.I18" chart:label-cell-address="'Default Drop Rates'.I1:'Default Drop Rates'.I2" chart:class="chart:line">
            <chart:data-point chart:repeated="16"/>
          </chart:series>
          <chart:series chart:style-name="ch10" chart:values-cell-range-address="'Default Drop Rates'.J3:'Default Drop Rates'.J18" chart:label-cell-address="'Default Drop Rates'.J1:'Default Drop Rates'.J2" chart:class="chart:line">
            <chart:data-point chart:repeated="16"/>
          </chart:series>
          <chart:series chart:style-name="ch11" chart:values-cell-range-address="'Default Drop Rates'.K3:'Default Drop Rates'.K18" chart:label-cell-address="'Default Drop Rates'.K1:'Default Drop Rates'.K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m1 Chance:</text:p>
                <text:list>
                  <text:list-item>
                    <text:p>Item1 Chance:</text:p>
                  </text:list-item>
                  <text:list-item>
                    <text:p/>
                  </text:list-item>
                </text:list>
                <draw:g>
                  <svg:desc>'Default Drop Rates'.I1:'Default Drop Rates'.I2</svg:desc>
                </draw:g>
              </table:table-cell>
              <table:table-cell office:value-type="string">
                <text:p>Item2 Chance:</text:p>
                <text:list>
                  <text:list-item>
                    <text:p>Item2 Chance:</text:p>
                  </text:list-item>
                  <text:list-item>
                    <text:p/>
                  </text:list-item>
                </text:list>
                <draw:g>
                  <svg:desc>'Default Drop Rates'.J1:'Default Drop Rates'.J2</svg:desc>
                </draw:g>
              </table:table-cell>
              <table:table-cell office:value-type="string">
                <text:p>Item3 Chance:</text:p>
                <text:list>
                  <text:list-item>
                    <text:p>Item3 Chance:</text:p>
                  </text:list-item>
                  <text:list-item>
                    <text:p/>
                  </text:list-item>
                </text:list>
                <draw:g>
                  <svg:desc>'Default Drop Rates'.K1:'Default Drop Rates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571428571429">
                <text:p>0.428571428571429</text:p>
                <draw:g>
                  <svg:desc>'Default Drop Rates'.I3:'Default Drop Rates'.I18</svg:desc>
                </draw:g>
              </table:table-cell>
              <table:table-cell office:value-type="float" office:value="0.285714285714286">
                <text:p>0.285714285714286</text:p>
                <draw:g>
                  <svg:desc>'Default Drop Rates'.J3:'Default Drop Rates'.J18</svg:desc>
                </draw:g>
              </table:table-cell>
              <table:table-cell office:value-type="float" office:value="0.285714285714286">
                <text:p>0.285714285714286</text:p>
                <draw:g>
                  <svg:desc>'Default Drop Rates'.K3:'Default Drop Rates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5789473684211">
                <text:p>0.0315789473684211</text:p>
              </table:table-cell>
              <table:table-cell office:value-type="float" office:value="0.0210526315789474">
                <text:p>0.021052631578947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2162162162162">
                <text:p>0.0162162162162162</text:p>
              </table:table-cell>
              <table:table-cell office:value-type="float" office:value="0.0108108108108108">
                <text:p>0.010810810810810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21917808219178">
                <text:p>0.00821917808219178</text:p>
              </table:table-cell>
              <table:table-cell office:value-type="float" office:value="0.00547945205479452">
                <text:p>0.00547945205479452</text:p>
              </table:table-cell>
              <table:table-cell office:value-type="float" office:value="0.986301369863014">
                <text:p>0.986301369863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13793103448276">
                <text:p>0.00413793103448276</text:p>
              </table:table-cell>
              <table:table-cell office:value-type="float" office:value="0.00275862068965517">
                <text:p>0.00275862068965517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80112044817927">
                <text:p>0.00280112044817927</text:p>
              </table:table-cell>
              <table:table-cell office:value-type="float" office:value="0.00186741363211951">
                <text:p>0.00186741363211951</text:p>
              </table:table-cell>
              <table:table-cell office:value-type="float" office:value="0.995331465919701">
                <text:p>0.995331465919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96850393700787">
                <text:p>0.00196850393700787</text:p>
              </table:table-cell>
              <table:table-cell office:value-type="float" office:value="0.00131233595800525">
                <text:p>0.00131233595800525</text:p>
              </table:table-cell>
              <table:table-cell office:value-type="float" office:value="0.996719160104987">
                <text:p>0.996719160104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7931034482759">
                <text:p>0.00137931034482759</text:p>
              </table:table-cell>
              <table:table-cell office:value-type="float" office:value="0.000919540229885057">
                <text:p>0.000919540229885057</text:p>
              </table:table-cell>
              <table:table-cell office:value-type="float" office:value="0.997701149425287">
                <text:p>0.997701149425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183299389002">
                <text:p>0.0010183299389002</text:p>
              </table:table-cell>
              <table:table-cell office:value-type="float" office:value="0.000678886625933469">
                <text:p>0.000678886625933469</text:p>
              </table:table-cell>
              <table:table-cell office:value-type="float" office:value="0.998302783435166">
                <text:p>0.998302783435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57193336698637">
                <text:p>0.000757193336698637</text:p>
              </table:table-cell>
              <table:table-cell office:value-type="float" office:value="0.000504795557799091">
                <text:p>0.000504795557799091</text:p>
              </table:table-cell>
              <table:table-cell office:value-type="float" office:value="0.998738011105502">
                <text:p>0.998738011105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93386192225875">
                <text:p>0.000193386192225875</text:p>
              </table:table-cell>
              <table:table-cell office:value-type="float" office:value="0.999806613807774">
                <text:p>0.9998066138077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20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31cm" svg:height="10.24cm" xlink:href=".." xlink:type="simple" chart:class="chart:line" chart:style-name="ch1">
        <chart:title svg:x="6.384cm" svg:y="0.34cm" chart:style-name="ch2">
          <text:p>Rune Drop Rate</text:p>
        </chart:title>
        <chart:subtitle svg:x="7.468cm" svg:y="1.323cm" chart:style-name="ch3">
          <text:p>1.13c</text:p>
        </chart:subtitle>
        <chart:legend chart:legend-position="end" svg:x="12.894cm" svg:y="4.336cm" chart:style-name="ch4"/>
        <chart:plot-area chart:style-name="ch5" table:cell-range-address="'New Drop Rates'.I1:'New Drop Rates'.K18" chart:data-source-has-labels="row" svg:x="0.77cm" svg:y="2.414cm" svg:width="11.484cm" svg:height="7.202cm">
          <chartooo:coordinate-region svg:x="2.741cm" svg:y="2.627cm" svg:width="9.327cm" svg:height="6.31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New Drop Rates'.I3:'New Drop Rates'.I18" chart:label-cell-address="'New Drop Rates'.I1:'New Drop Rates'.I2" chart:class="chart:line">
            <chart:data-point chart:repeated="16"/>
          </chart:series>
          <chart:series chart:style-name="ch10" chart:values-cell-range-address="'New Drop Rates'.J3:'New Drop Rates'.J18" chart:label-cell-address="'New Drop Rates'.J1:'New Drop Rates'.J2" chart:class="chart:line">
            <chart:data-point chart:repeated="16"/>
          </chart:series>
          <chart:series chart:style-name="ch11" chart:values-cell-range-address="'New Drop Rates'.K3:'New Drop Rates'.K18" chart:label-cell-address="'New Drop Rates'.K1:'New Drop Rates'.K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m1 Chance:</text:p>
                <text:list>
                  <text:list-item>
                    <text:p>Item1 Chance:</text:p>
                  </text:list-item>
                  <text:list-item>
                    <text:p/>
                  </text:list-item>
                </text:list>
                <draw:g>
                  <svg:desc>'New Drop Rates'.I1:'New Drop Rates'.I2</svg:desc>
                </draw:g>
              </table:table-cell>
              <table:table-cell office:value-type="string">
                <text:p>Item2 Chance:</text:p>
                <text:list>
                  <text:list-item>
                    <text:p>Item2 Chance:</text:p>
                  </text:list-item>
                  <text:list-item>
                    <text:p/>
                  </text:list-item>
                </text:list>
                <draw:g>
                  <svg:desc>'New Drop Rates'.J1:'New Drop Rates'.J2</svg:desc>
                </draw:g>
              </table:table-cell>
              <table:table-cell office:value-type="string">
                <text:p>Item3 Chance:</text:p>
                <text:list>
                  <text:list-item>
                    <text:p>Item3 Chance:</text:p>
                  </text:list-item>
                  <text:list-item>
                    <text:p/>
                  </text:list-item>
                </text:list>
                <draw:g>
                  <svg:desc>'New Drop Rates'.K1:'New Drop Rates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6923076923077">
                <text:p>0.576923076923077</text:p>
                <draw:g>
                  <svg:desc>'New Drop Rates'.I3:'New Drop Rates'.I18</svg:desc>
                </draw:g>
              </table:table-cell>
              <table:table-cell office:value-type="float" office:value="0.384615384615385">
                <text:p>0.384615384615385</text:p>
                <draw:g>
                  <svg:desc>'New Drop Rates'.J3:'New Drop Rates'.J18</svg:desc>
                </draw:g>
              </table:table-cell>
              <table:table-cell office:value-type="float" office:value="0.0384615384615385">
                <text:p>0.0384615384615385</text:p>
                <draw:g>
                  <svg:desc>'New Drop Rates'.K3:'New Drop Rates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350877192982456">
                <text:p>0.350877192982456</text:p>
              </table:table-cell>
              <table:table-cell office:value-type="float" office:value="0.12280701754386">
                <text:p>0.12280701754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31707317073171">
                <text:p>0.0731707317073171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0.878048780487805">
                <text:p>0.878048780487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25974025974026">
                <text:p>0.025974025974026</text:p>
              </table:table-cell>
              <table:table-cell office:value-type="float" office:value="0.935064935064935">
                <text:p>0.935064935064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68817204301075">
                <text:p>0.0268817204301075</text:p>
              </table:table-cell>
              <table:table-cell office:value-type="float" office:value="0.017921146953405">
                <text:p>0.017921146953405</text:p>
              </table:table-cell>
              <table:table-cell office:value-type="float" office:value="0.955197132616487">
                <text:p>0.955197132616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1204588910134">
                <text:p>0.0191204588910134</text:p>
              </table:table-cell>
              <table:table-cell office:value-type="float" office:value="0.0127469725940089">
                <text:p>0.0127469725940089</text:p>
              </table:table-cell>
              <table:table-cell office:value-type="float" office:value="0.968132568514978">
                <text:p>0.968132568514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0.00900900900900901">
                <text:p>0.00900900900900901</text:p>
              </table:table-cell>
              <table:table-cell office:value-type="float" office:value="0.977477477477478">
                <text:p>0.977477477477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0300902708124">
                <text:p>0.0100300902708124</text:p>
              </table:table-cell>
              <table:table-cell office:value-type="float" office:value="0.00668672684720829">
                <text:p>0.00668672684720829</text:p>
              </table:table-cell>
              <table:table-cell office:value-type="float" office:value="0.983283182881979">
                <text:p>0.983283182881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48689792862491">
                <text:p>0.00748689792862491</text:p>
              </table:table-cell>
              <table:table-cell office:value-type="float" office:value="0.00499126528574994">
                <text:p>0.00499126528574994</text:p>
              </table:table-cell>
              <table:table-cell office:value-type="float" office:value="0.987521836785625">
                <text:p>0.98752183678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93050193050193">
                <text:p>0.00193050193050193</text:p>
              </table:table-cell>
              <table:table-cell office:value-type="float" office:value="0.998069498069498">
                <text:p>0.9980694980694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